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style:font-name="Bahnschrift" fo:font-size="8pt" fo:font-weight="bold" style:font-size-asian="8pt" style:font-weight-asian="bold" style:font-size-complex="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Bahnschrift"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.38cm" svg:height="1.38cm" svg:x="1.829cm" svg:y="1.55cm"><text:p/></draw:rect><draw:rect text:anchor-type="paragraph" draw:z-index="1" draw:style-name="gr2" draw:text-style-name="P1" svg:width="1.38cm" svg:height="1.38cm" svg:x="3.209cm" svg:y="1.55cm"><text:p text:style-name="P2"><text:span text:style-name="T1">HALF</text:span></text:p><text:p text:style-name="P2"><text:span text:style-name="T1">STEP</text:span></text:p></draw:rect><draw:rect text:anchor-type="paragraph" draw:z-index="2" draw:style-name="gr2" draw:text-style-name="P1" svg:width="1.38cm" svg:height="1.38cm" svg:x="4.588cm" svg:y="1.55cm"><text:p text:style-name="P2"><text:span text:style-name="T1">FULL</text:span></text:p><text:p text:style-name="P2"><text:span text:style-name="T1">STEP</text:span></text:p></draw:rect><draw:rect text:anchor-type="paragraph" draw:z-index="3" draw:style-name="gr2" draw:text-style-name="P1" svg:width="1.38cm" svg:height="1.38cm" svg:x="5.967cm" svg:y="1.55cm"><text:p text:style-name="P2"><text:span text:style-name="T1">STEP</text:span></text:p></draw:rect><draw:rect text:anchor-type="paragraph" draw:z-index="4" draw:style-name="gr2" draw:text-style-name="P1" svg:width="1.38cm" svg:height="1.38cm" svg:x="1.829cm" svg:y="2.93cm"><text:p text:style-name="P2"><text:span text:style-name="T1">SET</text:span></text:p><text:p text:style-name="P2"><text:span text:style-name="T1">R/W</text:span></text:p><text:p text:style-name="P2"><text:span text:style-name="T1">HEAD</text:span></text:p></draw:rect><draw:rect text:anchor-type="paragraph" draw:z-index="5" draw:style-name="gr2" draw:text-style-name="P1" svg:width="1.38cm" svg:height="1.38cm" svg:x="3.209cm" svg:y="2.93cm"><text:p text:style-name="P2"><text:span text:style-name="T1">DECR</text:span></text:p><text:p text:style-name="P2"><text:span text:style-name="T1">R/W</text:span></text:p><text:p text:style-name="P2"><text:span text:style-name="T1">HEAD</text:span></text:p></draw:rect><draw:rect text:anchor-type="paragraph" draw:z-index="6" draw:style-name="gr2" draw:text-style-name="P1" svg:width="1.38cm" svg:height="1.38cm" svg:x="4.588cm" svg:y="2.93cm"><text:p text:style-name="P2"><text:span text:style-name="T1">INCR</text:span></text:p><text:p text:style-name="P2"><text:span text:style-name="T1">R/W</text:span></text:p><text:p text:style-name="P2"><text:span text:style-name="T1">HEAD</text:span></text:p></draw:rect><draw:rect text:anchor-type="paragraph" draw:z-index="7" draw:style-name="gr2" draw:text-style-name="P1" svg:width="1.38cm" svg:height="1.38cm" svg:x="5.967cm" svg:y="2.93cm"><text:p text:style-name="P2"><text:span text:style-name="T1">RUN</text:span></text:p></draw:rect><draw:rect text:anchor-type="paragraph" draw:z-index="8" draw:style-name="gr2" draw:text-style-name="P1" svg:width="1.38cm" svg:height="1.38cm" svg:x="1.829cm" svg:y="4.309cm"><text:p text:style-name="P2"><text:span text:style-name="T1">SET</text:span></text:p><text:p text:style-name="P2"><text:span text:style-name="T1">WORD</text:span></text:p></draw:rect><draw:rect text:anchor-type="paragraph" draw:z-index="9" draw:style-name="gr2" draw:text-style-name="P1" svg:width="1.38cm" svg:height="1.38cm" svg:x="3.209cm" svg:y="4.309cm"><text:p text:style-name="P2"><text:span text:style-name="T1">SET</text:span></text:p><text:p text:style-name="P2"><text:span text:style-name="T1">WORD</text:span></text:p><text:p text:style-name="P2"><text:span text:style-name="T1">INCR</text:span></text:p><text:p text:style-name="P2"><text:span text:style-name="T1">ADDR</text:span></text:p></draw:rect><draw:rect text:anchor-type="paragraph" draw:z-index="10" draw:style-name="gr2" draw:text-style-name="P1" svg:width="1.38cm" svg:height="1.38cm" svg:x="4.588cm" svg:y="4.309cm"><text:p text:style-name="P2"><text:span text:style-name="T1">NEXT</text:span></text:p><text:p text:style-name="P2"><text:span text:style-name="T1">CLOCK</text:span></text:p><text:p text:style-name="P2"><text:span text:style-name="T1">SOURCE</text:span></text:p></draw:rect><draw:rect text:anchor-type="paragraph" draw:z-index="11" draw:style-name="gr2" draw:text-style-name="P1" svg:width="1.38cm" svg:height="1.38cm" svg:x="5.967cm" svg:y="4.309cm"><text:p text:style-name="P2"><text:span text:style-name="T1">STOP</text:span></text:p></draw:rect><draw:rect text:anchor-type="paragraph" draw:z-index="12" draw:style-name="gr2" draw:text-style-name="P1" svg:width="1.38cm" svg:height="1.38cm" svg:x="3.209cm" svg:y="5.689cm"><text:p text:style-name="P2"><text:span text:style-name="T1">NEXT</text:span></text:p><text:p text:style-name="P2"><text:span text:style-name="T1">PROG</text:span></text:p></draw:rect><draw:rect text:anchor-type="paragraph" draw:z-index="13" draw:style-name="gr2" draw:text-style-name="P1" svg:width="1.38cm" svg:height="1.38cm" svg:x="4.588cm" svg:y="5.689cm"><text:p text:style-name="P2"><text:span text:style-name="T1">SET</text:span></text:p><text:p text:style-name="P2"><text:span text:style-name="T1">PROG</text:span></text:p></draw:rect><draw:rect text:anchor-type="paragraph" draw:z-index="14" draw:style-name="gr2" draw:text-style-name="P1" svg:width="1.38cm" svg:height="1.38cm" svg:x="1.829cm" svg:y="5.689cm"><text:p text:style-name="P2"><text:span text:style-name="T1">SET</text:span></text:p><text:p text:style-name="P2"><text:span text:style-name="T1">FREQ</text:span></text:p></draw:rect><draw:rect text:anchor-type="paragraph" draw:z-index="15" draw:style-name="gr2" draw:text-style-name="P1" svg:width="1.38cm" svg:height="1.38cm" svg:x="5.967cm" svg:y="5.689cm"><text:p text:style-name="P2"><text:span text:style-name="T1">RESET</text:span></text:p></draw:rect><draw:rect text:anchor-type="paragraph" draw:z-index="16" draw:style-name="gr2" draw:text-style-name="P1" svg:width="1.38cm" svg:height="1.38cm" svg:x="9.779cm" svg:y="1.498cm"><text:p text:style-name="P2"><text:span text:style-name="T1">1</text:span></text:p></draw:rect><draw:rect text:anchor-type="paragraph" draw:z-index="17" draw:style-name="gr2" draw:text-style-name="P1" svg:width="1.38cm" svg:height="1.38cm" svg:x="11.158cm" svg:y="1.498cm"><text:p text:style-name="P2"><text:span text:style-name="T1">2</text:span></text:p></draw:rect><draw:rect text:anchor-type="paragraph" draw:z-index="18" draw:style-name="gr2" draw:text-style-name="P1" svg:width="1.38cm" svg:height="1.38cm" svg:x="12.538cm" svg:y="1.498cm"><text:p text:style-name="P2"><text:span text:style-name="T1">3</text:span></text:p></draw:rect><draw:rect text:anchor-type="paragraph" draw:z-index="19" draw:style-name="gr1" draw:text-style-name="P1" svg:width="1.38cm" svg:height="1.38cm" svg:x="13.917cm" svg:y="1.498cm"><text:p/></draw:rect><draw:rect text:anchor-type="paragraph" draw:z-index="20" draw:style-name="gr2" draw:text-style-name="P1" svg:width="1.38cm" svg:height="1.38cm" svg:x="9.779cm" svg:y="2.877cm"><text:p text:style-name="P2"><text:span text:style-name="T1">4</text:span></text:p></draw:rect><draw:rect text:anchor-type="paragraph" draw:z-index="21" draw:style-name="gr2" draw:text-style-name="P1" svg:width="1.38cm" svg:height="1.38cm" svg:x="11.158cm" svg:y="2.877cm"><text:p text:style-name="P2"><text:span text:style-name="T1">5</text:span></text:p></draw:rect><draw:rect text:anchor-type="paragraph" draw:z-index="22" draw:style-name="gr2" draw:text-style-name="P1" svg:width="1.38cm" svg:height="1.38cm" svg:x="12.538cm" svg:y="2.877cm"><text:p text:style-name="P2"><text:span text:style-name="T1">6</text:span></text:p></draw:rect><draw:rect text:anchor-type="paragraph" draw:z-index="23" draw:style-name="gr1" draw:text-style-name="P1" svg:width="1.38cm" svg:height="1.38cm" svg:x="13.917cm" svg:y="2.877cm"><text:p/></draw:rect><draw:rect text:anchor-type="paragraph" draw:z-index="24" draw:style-name="gr2" draw:text-style-name="P1" svg:width="1.38cm" svg:height="1.38cm" svg:x="9.779cm" svg:y="4.256cm"><text:p text:style-name="P2"><text:span text:style-name="T1">7</text:span></text:p></draw:rect><draw:rect text:anchor-type="paragraph" draw:z-index="25" draw:style-name="gr2" draw:text-style-name="P1" svg:width="1.38cm" svg:height="1.38cm" svg:x="11.158cm" svg:y="4.256cm"><text:p text:style-name="P2"><text:span text:style-name="T1">8</text:span></text:p></draw:rect><draw:rect text:anchor-type="paragraph" draw:z-index="26" draw:style-name="gr2" draw:text-style-name="P1" svg:width="1.38cm" svg:height="1.38cm" svg:x="12.538cm" svg:y="4.256cm"><text:p text:style-name="P2"><text:span text:style-name="T1">9</text:span></text:p></draw:rect><draw:rect text:anchor-type="paragraph" draw:z-index="27" draw:style-name="gr1" draw:text-style-name="P1" svg:width="1.38cm" svg:height="1.38cm" svg:x="13.917cm" svg:y="4.256cm"><text:p/></draw:rect><draw:rect text:anchor-type="paragraph" draw:z-index="28" draw:style-name="gr2" draw:text-style-name="P1" svg:width="1.38cm" svg:height="1.38cm" svg:x="9.779cm" svg:y="5.636cm"><text:p text:style-name="P2"><text:span text:style-name="T1">.</text:span></text:p></draw:rect><draw:rect text:anchor-type="paragraph" draw:z-index="29" draw:style-name="gr2" draw:text-style-name="P1" svg:width="1.38cm" svg:height="1.38cm" svg:x="11.158cm" svg:y="5.636cm"><text:p text:style-name="P2"><text:span text:style-name="T1">0</text:span></text:p></draw:rect><draw:rect text:anchor-type="paragraph" draw:z-index="30" draw:style-name="gr2" draw:text-style-name="P1" svg:width="1.38cm" svg:height="1.38cm" svg:x="12.538cm" svg:y="5.636cm"><text:p text:style-name="P2"><text:span text:style-name="T1">DEL</text:span></text:p></draw:rect><draw:rect text:anchor-type="paragraph" draw:z-index="31" draw:style-name="gr2" draw:text-style-name="P1" svg:width="1.38cm" svg:height="1.38cm" svg:x="13.917cm" svg:y="5.636cm"><text:p text:style-name="P2"><text:span text:style-name="T1">CLR</text:span></text:p></draw:rect><draw:frame text:anchor-type="paragraph" draw:z-index="32" draw:style-name="gr3" svg:width="0.597cm" svg:height="0.572cm" svg:x="14.28cm" svg:y="7.348cm"><draw:text-box><text:p>C0</text:p></draw:text-box></draw:frame><draw:frame text:anchor-type="paragraph" draw:z-index="33" draw:style-name="gr4" svg:width="0.95cm" svg:height="0.976cm" svg:x="15.589cm" svg:y="6.14cm"><draw:text-box><text:p>R0</text:p></draw:text-box></draw:frame><draw:frame text:anchor-type="paragraph" draw:z-index="34" draw:style-name="gr4" svg:width="0.754cm" svg:height="0.976cm" svg:x="15.642cm" svg:y="4.766cm"><draw:text-box><text:p>R1</text:p></draw:text-box></draw:frame><draw:frame text:anchor-type="paragraph" draw:z-index="35" draw:style-name="gr4" svg:width="0.613cm" svg:height="0.976cm" svg:x="15.589cm" svg:y="3.429cm"><draw:text-box><text:p>R2</text:p></draw:text-box></draw:frame><draw:frame text:anchor-type="paragraph" draw:z-index="36" draw:style-name="gr4" svg:width="0.742cm" svg:height="0.976cm" svg:x="15.55cm" svg:y="1.953cm"><draw:text-box><text:p>R3</text:p></draw:text-box></draw:frame><draw:frame text:anchor-type="paragraph" draw:z-index="37" draw:style-name="gr3" svg:width="0.597cm" svg:height="0.572cm" svg:x="13.035cm" svg:y="7.361cm"><draw:text-box><text:p>C1</text:p></draw:text-box></draw:frame><draw:frame text:anchor-type="paragraph" draw:z-index="38" draw:style-name="gr3" svg:width="0.597cm" svg:height="0.572cm" svg:x="11.622cm" svg:y="7.269cm"><draw:text-box><text:p>C2</text:p></draw:text-box></draw:frame><draw:frame text:anchor-type="paragraph" draw:z-index="39" draw:style-name="gr3" svg:width="0.597cm" svg:height="0.572cm" svg:x="10.195cm" svg:y="7.283cm"><draw:text-box><text:p>C3</text:p></draw:text-box></draw:frame><draw:frame text:anchor-type="paragraph" draw:z-index="40" draw:style-name="gr3" svg:width="0.597cm" svg:height="0.572cm" svg:x="4.957cm" svg:y="7.294cm"><draw:text-box><text:p>C5</text:p></draw:text-box></draw:frame><draw:frame text:anchor-type="paragraph" draw:z-index="41" draw:style-name="gr3" svg:width="0.597cm" svg:height="0.572cm" svg:x="3.568cm" svg:y="7.295cm"><draw:text-box><text:p>C6</text:p></draw:text-box></draw:frame><draw:frame text:anchor-type="paragraph" draw:z-index="42" draw:style-name="gr3" svg:width="0.597cm" svg:height="0.572cm" svg:x="2.127cm" svg:y="7.294cm"><draw:text-box><text:p>C7</text:p></draw:text-box></draw:frame><draw:frame text:anchor-type="paragraph" draw:z-index="43" draw:style-name="gr3" svg:width="0.597cm" svg:height="0.572cm" svg:x="6.265cm" svg:y="7.32cm"><draw:text-box><text:p>C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y Palmer</meta:initial-creator>
    <meta:creation-date>2023-10-02T21:55:35.80</meta:creation-date>
    <dc:date>2023-10-15T16:50:12.80</dc:date>
    <dc:creator>Andy Palmer</dc:creator>
    <meta:editing-duration>PT45M44S</meta:editing-duration>
    <meta:editing-cycles>3</meta:editing-cycles>
    <meta:generator>OpenOffice/4.1.7$Win32 OpenOffice.org_project/417m1$Build-9800</meta:generator>
    <meta:printed-by>Andy Palmer</meta:printed-by>
    <meta:print-date>2023-10-15T16:26:54.11</meta:print-date>
    <meta:document-statistic meta:table-count="0" meta:image-count="0" meta:object-count="0" meta:page-count="1" meta:paragraph-count="0" meta:word-count="0" meta:character-count="0"/>
  </office:meta>
</office:document-meta>
</file>